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etConfigImpl.getInitParamete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iletConfigImpl.setConfiguration( Configuration new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figImpl.getMai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fig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figImpl.getIni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figImpl.setMailetName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figImpl.MailetConfig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iletConfigImpl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iletConfigImpl.setMailetContext( MailetContext new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fig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fig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figImpl.getMai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